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list-style-name="L1">
      <style:text-properties style:text-underline-style="none" fo:font-weight="normal" style:font-weight-asian="normal" style:font-weight-complex="normal"/>
    </style:style>
    <style:style style:name="P6" style:family="paragraph" style:parent-style-name="Standard" style:list-style-name="L2">
      <style:text-properties style:text-underline-style="none" fo:font-weight="normal" style:font-weight-asian="normal" style:font-weight-complex="normal"/>
    </style:style>
    <style:style style:name="P7" style:family="paragraph" style:parent-style-name="Standard" style:list-style-name="L3">
      <style:text-properties style:text-underline-style="none" fo:font-weight="normal" style:font-weight-asian="normal" style:font-weight-complex="normal"/>
    </style:style>
    <style:style style:name="P8" style:family="paragraph" style:parent-style-name="Standard" style:list-style-name="L4">
      <style:text-properties style:text-underline-style="none" fo:font-weight="normal" style:font-weight-asian="normal" style:font-weight-complex="normal"/>
    </style:style>
    <style:style style:name="P9" style:family="paragraph" style:parent-style-name="Standard" style:list-style-name="L5">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9">
      <style:text-properties style:text-underline-style="none" fo:font-weight="normal" style:font-weight-asian="normal" style:font-weight-complex="normal"/>
    </style:style>
    <style:style style:name="P13" style:family="paragraph" style:parent-style-name="Standard" style:list-style-name="L2">
      <style:text-properties style:text-underline-style="none" fo:font-weight="bold" style:font-weight-asian="bold" style:font-weight-complex="bold"/>
    </style:style>
    <style:style style:name="P14" style:family="paragraph" style:parent-style-name="Standard" style:list-style-name="L4"/>
    <style:style style:name="P15" style:family="paragraph" style:parent-style-name="Text_20_body" style:list-style-name="L6"/>
    <style:style style:name="P16" style:family="paragraph" style:parent-style-name="Text_20_body" style:list-style-name="L6">
      <style:paragraph-properties fo:margin-top="0cm" fo:margin-bottom="0cm"/>
    </style:style>
    <style:style style:name="T1" style:family="text">
      <style:text-properties style:text-underline-style="none" fo:font-weight="normal" style:font-weight-asian="normal" style:font-weight-complex="normal"/>
    </style:style>
    <style:style style:name="T2" style:family="text">
      <style:text-properties fo:font-variant="normal" fo:text-transform="none" fo:color="#009900" style:text-line-through-style="none" fo:font-style="normal" style:text-underline-style="solid" style:text-underline-width="auto" style:text-underline-color="font-color" fo:font-weight="normal" style:text-blinking="false" fo:background-color="transparent"/>
    </style:style>
    <style:style style:name="T3" style:family="text">
      <style:text-properties fo:font-variant="normal" fo:text-transform="none" style:text-line-through-style="none" fo:font-style="normal" style:text-underline-style="none" fo:font-weight="normal" style:text-blinking="false" fo:background-color="transparen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work Drivers Understanding</text:p>
      <text:p text:style-name="P1"/>
      <text:p text:style-name="P2">Following are the good references:</text:p>
      <text:p text:style-name="P2"><text:a xlink:type="simple" xlink:href="https://wiki.aalto.fi/download/attachments/70789076/Network_device_drivers_in_Linux_subFinal.pdf?version=1&amp;modificationDate=1355954302000">https://wiki.aalto.fi/download/attachments/70789076/Network_device_drivers_in_Linux_subFinal.pdf?version=1&amp;modificationDate=1355954302000</text:a></text:p>
      <text:p text:style-name="P2"><text:a xlink:type="simple" xlink:href="http://gauss.ececs.uc.edu/Courses/c4029/code/drivers/Kernel/docs.html">http://gauss.ececs.uc.edu/Courses/c4029/code/drivers/Kernel/docs.html</text:a> (Referred for initial study)</text:p>
      <text:p text:style-name="P2"><text:a xlink:type="simple" xlink:href="http://linuxgazette.net/156/jangir.html">http://linuxgazette.net/156/jangir.html</text:a> (Very Nice Explaination)</text:p>
      <text:p text:style-name="P2"><text:a xlink:type="simple" xlink:href="http://searchsrikanth.blogspot.in/2010/03/how-to-write-network-driver-in-linux.html">http://searchsrikanth.blogspot.in/2010/03/how-to-write-network-driver-in-linux.html</text:a> (Nice Explaination)</text:p>
      <text:p text:style-name="P2"><text:a xlink:type="simple" xlink:href="http://www.tldp.org/LDP/LG/issue93/bhaskaran.html">http://www.tldp.org/LDP/LG/issue93/bhaskaran.html</text:a> (Nice Explaination)</text:p>
      <text:p text:style-name="P2"><text:a xlink:type="simple" xlink:href="http://free-electrons.com/doc/network-drivers-lab.pdf">http://free-electrons.com/doc/network-drivers-lab.pdf</text:a> (Nice Labs for Free Electrons)</text:p>
      <text:p text:style-name="P2">Nice network related material is found at free electrons:</text:p>
      <text:p text:style-name="P2"><text:a xlink:type="simple" xlink:href="http://free-electrons.com/docs/network-drivers/">http://free-electrons.com/docs/network-drivers/</text:a></text:p>
      <text:p text:style-name="P2"/>
      <text:p text:style-name="P2"><text:span text:style-name="T4">From Videos on Network subsytem[</text:span>Networking subystem consists of various folders under net such as core, ipv4, ipv6, bluetooth, bridge, ipx, nfc, netlink. Core consists of all the apis for networking subsystem, Then there are various protocol stacks such as ipv4, ipv6, bluetooth. The most important files under net folder are as below:</text:p>
      <text:p text:style-name="P2">dev.c <text:s/>- contains the things related to device registration. The main RX and TX interceps are found here. You will also find here the ring buffers here. Socket.c handles the socket layer kind of thing from user space. </text:p>
      <text:p text:style-name="P2">ipv4 contains the protocol stack. In this, some of the important files are ip_input and ip_output. To handle ip based routing you have ip_forward.c. You have icmp to handle the icmp logic. Then there are transport related source code, udp source code.<text:span text:style-name="T4">]</text:span> </text:p>
      <text:p text:style-name="P2"/>
      <text:p text:style-name="P2"/>
      <text:p text:style-name="P2">My intention was to understand the driver which is currently working on my PC. Its r8169 used by default. Next step was to figure out how driver was written for sysplay. So, downloaded the network driver at Network/Templates/NetworkDriver. Found that its derived from r8101. So, downloaded the original source at /home/expert/Learnings/Network/Templates. Found that the single r8101_n.c is split into phy.c, mac.c, pci_net.c and net_stk.c.</text:p>
      <text:p text:style-name="P2"/>
      <text:p text:style-name="P2">In order to understand the flow in better way, I referred the below article: <text:a xlink:type="simple" xlink:href="http://gauss.ececs.uc.edu/Courses/c4029/code/drivers/Kernel/docs.html">http://gauss.ececs.uc.edu/Courses/c4029/code/drivers/Kernel/docs.html</text:a></text:p>
      <text:p text:style-name="P2">This article is also saved as network.pdf in Docs folder. As required, downloaded the RTL8139 programming guide at Docs. This article briefs the flow in a quite a nice manner. Another article which details out a bit more is found at <text:s/></text:p>
      <text:p text:style-name="P2"><text:bookmark text:name="LPlnk606371"/><text:a xlink:type="simple" xlink:href="http://searchsrikanth.blogspot.in/2010/03/how-to-write-network-driver-in-linux.html" office:target-frame-name="_blank" xlink:show="new">http://searchsrikanth.blogspot.in/2010/03/how-to-write-network-driver-in-linux.html</text:a></text:p>
      <text:p text:style-name="P2">This is saved as network_complete at Docs. Another article which summarizes the steps is found at </text:p>
      <text:p text:style-name="P2"><text:bookmark text:name="LPlnk370021"/><text:a xlink:type="simple" xlink:href="https://cutecomputer.wordpress.com/2006/07/31/linux-ethernet-network-device-driver-a-flow-of-code/" office:target-frame-name="_blank" xlink:show="new">https://cutecomputer.wordpress.com/2006/07/31/linux-ethernet-network-device-driver-a-flow-of-code/</text:a></text:p>
      <text:p text:style-name="P2">This is saved as network_summary.pdf. There are set of slides which are saved as netlec.pdf. </text:p>
      <text:p text:style-name="P2"/>
      <text:p text:style-name="P2"><text:a xlink:type="simple" xlink:href="http://beyond-syntax.com/blog/2011/03/diving-into-linux-networking-i/">http://beyond-syntax.com/blog/2011/03/diving-into-linux-networking-i/</text:a> (Incomplete but useful)</text:p>
      <text:p text:style-name="P2"><text:a xlink:type="simple" xlink:href="http://www.staroceans.org/kernel-and-driver/Prentice%20Hall%20-%20The%20Linux%20Networking%20Architecture%20Design%20and%20Implementation%20of%20Network%20Protocols%20in%20the%20Linux%20Kernel.pdf">http://www.staroceans.org/kernel-and-driver/Prentice%20Hall%20-%20The%20Linux%20Networking%20Architecture%20Design%20and%20Implementation%20of%20Network%20Protocols%20in%20the%20Linux%20Kernel.pdf</text:a> (Nice book, but incomplete, saved at Docs)</text:p>
      <text:p text:style-name="P2"><text:a xlink:type="simple" xlink:href="https://pdos.csail.mit.edu/6.828/2010/labs/lab6/">https://pdos.csail.mit.edu/6.828/2010/labs/lab6/</text:a> (Need to check)</text:p>
      <text:p text:style-name="P2"><text:a xlink:type="simple" xlink:href="http://www.slideshare.net/hugolu/the-linux-networking-architecture">http://www.slideshare.net/hugolu/the-linux-networking-architecture</text:a> (Explains the overall networking architecture, save at Docs)</text:p>
      <text:p text:style-name="P2"/>
      <text:p text:style-name="P2"><text:a xlink:type="simple" xlink:href="http://www.ijceronline.com/papers/Vol2_issue8/AN0280280284.pdf">http://www.ijceronline.com/papers/Vol2_issue8/AN0280280284.pdf</text:a> (Saved at Docs, gives the flow <text:soft-page-break/>of ioctl down to network driver)</text:p>
      <text:p text:style-name="P2"><text:a xlink:type="simple" xlink:href="http://esatjournals.net/ijret/2014v03/i07/IJRET20140307066.pdf">http://esatjournals.net/ijret/2014v03/i07/IJRET20140307066.pdf</text:a> (UART driver)<text:tab/></text:p>
      <text:p text:style-name="P2"/>
      <text:p text:style-name="P2">http://www.ijera.com/papers/Vol3_issue5/DF35592595.pdf</text:p>
      <text:p text:style-name="P2">Below are the important steps for writing the network driver:</text:p>
      <text:list xml:id="list611035785" text:style-name="L1">
        <text:list-item>
          <text:p text:style-name="P5">Detecting the device</text:p>
        </text:list-item>
        <text:list-item>
          <text:p text:style-name="P5">Enabling the device</text:p>
        </text:list-item>
        <text:list-item>
          <text:p text:style-name="P5">Initialization of the n/w device</text:p>
        </text:list-item>
        <text:list-item>
          <text:p text:style-name="P5">Understanding the h/w's transmission/reception mechanisms</text:p>
        </text:list-item>
        <text:list-item>
          <text:p text:style-name="P5">Making the device ready to received/transmit packets</text:p>
          <text:p text:style-name="P5"/>
        </text:list-item>
      </text:list>
      <text:list xml:id="list727219300" text:style-name="L2">
        <text:list-item>
          <text:p text:style-name="P13">Detecting and enabling the device</text:p>
          <text:p text:style-name="P6">The method used to detect and enable the device in tutorial is a simplified one where we invoke the pci_get_device(VID, DID), this will return a pointer to pci_dev structure.</text:p>
          <text:p text:style-name="P6">Then, we invoke the pci_enable function for enabling the device.</text:p>
          <text:p text:style-name="P6"><text:s/></text:p>
        </text:list-item>
      </text:list>
      <text:list xml:id="list2081861148" text:continue-list="list611035785" text:style-name="L1">
        <text:list-header>
          <text:p text:style-name="P5"/>
        </text:list-header>
      </text:list>
      <text:p text:style-name="P2">As with the characters and block drivers, network drivers too need to register with kernel data structure. However, there are few different things. For characters and block drivers, the device file which in block system represents a partition in a disk, exists as a special file, whereas a network interface has no such entry point. The normal file operations like read, write and so on do make sense when applied to network interface, so its not possible to apply the Unix 'everything is a file” approach to them. Network interface exports a different set of operations. Although you may object that applications use the read and write system calls when using sockets, those calls act on a software object that is distinct from the interface. Several hundred sockets can be multiplexed on the same physical interface.But the most important difference between the two is that block drivers soperate only in response to requests from the kernel, whereas network drivers receive packets</text:p>
      <text:p text:style-name="P2">asynchronously from the outside. Thus, while a block driver is asked to send a buffer</text:p>
      <text:p text:style-name="P2">toward the kernel, the network device asks to push incoming packets toward the ker-</text:p>
      <text:p text:style-name="P2">nel. The kernel interface for network drivers is designed for this different mode of</text:p>
      <text:p text:style-name="P2">operation.Network drivers also have to be prepared to support a number of administrative</text:p>
      <text:p text:style-name="P2">tasks, such as setting addresses, modifying transmission parameters, and maintain-</text:p>
      <text:p text:style-name="P2">ing traffic and error statistics. The API for network drivers reflects this need and,</text:p>
      <text:p text:style-name="P2">therefore, looks somewhat different from the interfaces we have seen so far.The network subsystem of the Linux kernel is designed to be completely protocol-</text:p>
      <text:p text:style-name="P2">independent. This applies to both networking protocols (Internet protocol [IP] versus</text:p>
      <text:p text:style-name="P2">IPX or other protocols) and hardware protocols (Ethernet versus token ring, etc.).</text:p>
      <text:p text:style-name="P2">Interaction between a network driver and the kernel properly deals with one network</text:p>
      <text:p text:style-name="P2">packet at a time; this allows protocol issues to be hidden neatly from the driver and</text:p>
      <text:p text:style-name="P2">the physical transmission to be hidden from the protocol.</text:p>
      <text:p text:style-name="P2">Normally, as you understand, when you send a block of data over a TCP socket, the network subsystem breaks that data up into the packets and puts a TCP header at the beggining. Header is nothing but a set of bytes prepended to a packet as it passes through the various layers of the networking subsystem. Tcp header describes where each packet fits within the stream. The lower layers then put an IP header in front of TCP header. It is used to route the packet to its destination. If the packet is moved over an ethernet like medium, an ethernet header, interpreted by hardware, goes in front of rest. Network drivers need not be concerned about the high-level headers, but they often must be involved in creation of hardware-level header. </text:p>
      <text:p text:style-name="P2"/>
      <text:p text:style-name="P2">Now, lets understand the network subsystem. So, there are two things here – one is the Network protocol stack which typically is TCP/IP stack and it interacts with the user space through network interfaces instead of devices, which is typically the case in block and char drivers. Also, here you <text:soft-page-break/>won't find any entry in /sys or /dev enteries. Interface examples are eth0, wlan0 and in usb ethernet driver, it is usb0. And this resides in &lt;kernel_source&gt;/net folder. And other part is the NIC (Network interface card) driver which is driver for the physical network cards. And, its role is to provide the uniform hardware independent interface for the network protocol layer to access the card. Typically resides in &lt;kernel_source&gt;/drivers/net folder. </text:p>
      <text:p text:style-name="P2">So, writing a NIC driver involves interacting with the underlying card over its I/O bus and providing the standard APIs to the protocol stack. So, the interface between the NIC and protocol stack is being provided by struct net_device and that of between hardware card and driver is dependent on type of bus and hence is provided by IO bus specific data structures which can be USB, PCI and so on. The third thing is something called sk_buff which is the core of the protocol stack. Now, as you understand, the task which are performed by the network interfaces are data transmission and data reception. Each packet handled by kernel is contained in a socket buffer structure called sk_buff and gets its name from unix abstraction used to represent a network connection, the socket. We will talk about this latter. This socket buffer is a complex structure and the kernel offers a number of functions to act on this. The fields which are relevant to the driver are head which points to the start of the packet, tail points to the tail of the packet. Data points to the start of the packet payload and end points to the end of packet payload. Len is the amount of data that the packet contains. The socket buffer passed to hard_start_xmit contains the physical packet as it should appear on the media, complete with the transmission-level headers. The interface</text:p>
      <text:p text:style-name="P2">doesn’t need to modify the data being transmitted. skb-&gt;data points to the packet</text:p>
      <text:p text:style-name="P2">being transmitted, and skb-&gt;len is its length in octets. So, head, data, tail and end are the pointers used to address the data in the packet. Head point to the beginning of allocated space, data is the beginning of the valid bytes (octets) and is usually slightly greater than the head, tail is the end of the valid data and end points to the maximum address tail can reach. Another way to look at it is that the available buffer space is skb-&gt;end - skb-&gt;head, and the currently used data space is</text:p>
      <text:p text:style-name="P2">skb-&gt;tail – skb-&gt;data.</text:p>
      <text:p text:style-name="P2"/>
      <text:p text:style-name="P2"/>
      <text:p text:style-name="P1">Code flow</text:p>
      <text:p text:style-name="P1"/>
      <text:p text:style-name="P1">General data structures</text:p>
      <text:p text:style-name="P1"/>
      <text:list xml:id="list863965561" text:style-name="L3">
        <text:list-item>
          <text:p text:style-name="P7">net_device defined in include/linux/netdevice.h. Important fields are :</text:p>
          <text:p text:style-name="P7">char name[IFNAMSIZ]</text:p>
        </text:list-item>
      </text:list>
      <text:p text:style-name="P2"><text:tab/>unsigned int <text:s text:c="11"/>irq; <text:s text:c="11"/>/* device IRQ number <text:s text:c="3"/>*/</text:p>
      <text:p text:style-name="P2"><text:tab/>/* currently active device features */</text:p>
      <text:p text:style-name="P2"><text:s text:c="8"/>u32 <text:s text:c="20"/>features;</text:p>
      <text:p text:style-name="P2"><text:s text:c="8"/>/* user-changeable features */</text:p>
      <text:p text:style-name="P2"><text:s text:c="8"/>u32 <text:s text:c="20"/>hw_features;</text:p>
      <text:p text:style-name="P2"><text:s text:c="8"/>/* user-requested features */</text:p>
      <text:p text:style-name="P2"><text:s text:c="8"/>u32 <text:s text:c="20"/>wanted_features;</text:p>
      <text:p text:style-name="P2"><text:s text:c="8"/>/* mask of features inheritable by VLAN devices */</text:p>
      <text:p text:style-name="P2"><text:s text:c="8"/>u32 <text:s text:c="20"/>vlan_features;</text:p>
      <text:p text:style-name="P2"><text:tab/>/* Interface index. Unique device identifier <text:s text:c="3"/>*/</text:p>
      <text:list xml:id="list468375264" text:continue-numbering="true" text:style-name="L3">
        <text:list-header>
          <text:p text:style-name="P7"><text:s text:c="8"/>int <text:s text:c="20"/>ifindex;</text:p>
          <text:p text:style-name="P7"><text:s text:c="8"/>int <text:s text:c="20"/>iflink;</text:p>
          <text:p text:style-name="P7"><text:s/>/* Management operations */</text:p>
          <text:p text:style-name="P7"><text:s text:c="8"/>const struct net_device_ops *netdev_ops;</text:p>
          <text:p text:style-name="P7"><text:s text:c="8"/>const struct ethtool_ops *ethtool_ops;</text:p>
          <text:p text:style-name="P7"><text:s/>/* Hardware header description */</text:p>
          <text:p text:style-name="P7"><text:s text:c="8"/>const struct header_ops *header_ops;</text:p>
          <text:p text:style-name="P7">unsigned int <text:s text:c="11"/>mtu; <text:s text:c="3"/>/* interface MTU value <text:s text:c="9"/>*/</text:p>
          <text:p text:style-name="P7"><text:soft-page-break/><text:s text:c="8"/>unsigned short <text:s text:c="9"/>type; <text:s text:c="2"/>/* interface hardware type <text:s text:c="5"/>*/</text:p>
          <text:p text:style-name="P7"><text:s text:c="8"/>unsigned short <text:s text:c="9"/>hard_header_len; <text:s text:c="7"/>/* hardware hdr length <text:s/>*/</text:p>
          <text:p text:style-name="P7"><text:s/>/* Interface address info. */</text:p>
          <text:p text:style-name="P7"><text:s text:c="8"/>unsigned char <text:s text:c="10"/>perm_addr[MAX_ADDR_LEN]; /* permanent hw address */</text:p>
          <text:p text:style-name="P7"><text:s text:c="8"/>unsigned char <text:s text:c="10"/>addr_assign_type; /* hw address assignment type */</text:p>
          <text:p text:style-name="P7"><text:s text:c="8"/>unsigned char <text:s text:c="10"/>addr_len; <text:s text:c="6"/>/* hardware address length <text:s text:c="5"/>*/</text:p>
          <text:p text:style-name="P7"><text:s text:c="8"/>unsigned short <text:s text:c="9"/>dev_id; <text:s text:c="8"/>/* for shared network cards */</text:p>
          <text:p text:style-name="P7"><text:s text:c="8"/>/* Interface address info used in eth_type_trans() */</text:p>
          <text:p text:style-name="P7"><text:s text:c="8"/>unsigned char <text:s text:c="10"/>*dev_addr; <text:s text:c="5"/>/* hw address, (before bcast</text:p>
          <text:p text:style-name="P7"><text:s text:c="51"/>because most packets are</text:p>
          <text:p text:style-name="P7"><text:s text:c="51"/>unicast) */</text:p>
          <text:p text:style-name="P7"><text:s text:c="5"/></text:p>
        </text:list-header>
        <text:list-item>
          <text:p text:style-name="P7">struct usbnet defined in include/linux/usb/usbnet.h. It is an interface from usbnet core to each USB networking link we handle:</text:p>
          <text:p text:style-name="P7">struct usbnet {</text:p>
          <text:p text:style-name="P7"><text:s text:c="8"/>/* housekeeping */</text:p>
          <text:p text:style-name="P7"><text:s text:c="7"/>struct usb_device <text:s text:c="6"/>*udev;</text:p>
          <text:p text:style-name="P7"><text:s text:c="8"/>struct usb_interface <text:s text:c="3"/>*intf;</text:p>
          <text:p text:style-name="P7"><text:s text:c="8"/>struct driver_info <text:s text:c="5"/>*driver_info;</text:p>
          <text:p text:style-name="P7"><text:s text:c="8"/>const char <text:s text:c="13"/>*driver_name;</text:p>
          <text:p text:style-name="P7"><text:s text:c="8"/>void <text:s text:c="19"/>*driver_priv;</text:p>
          <text:p text:style-name="P7"><text:s text:c="8"/>wait_queue_head_t <text:s text:c="6"/>*wait;</text:p>
          <text:p text:style-name="P7"><text:s text:c="8"/>struct mutex <text:s text:c="11"/>phy_mutex;</text:p>
          <text:p text:style-name="P7"><text:s text:c="8"/>unsigned char <text:s text:c="10"/>suspend_count;</text:p>
          <text:p text:style-name="P7"/>
          <text:p text:style-name="P7"><text:s text:c="8"/>/* i/o info: pipes etc */</text:p>
          <text:p text:style-name="P7"><text:s text:c="8"/>unsigned <text:s text:c="15"/>in, out;</text:p>
          <text:p text:style-name="P7"><text:s text:c="8"/>struct usb_host_endpoint *status;</text:p>
          <text:p text:style-name="P7"><text:s text:c="8"/>unsigned <text:s text:c="15"/>maxpacket;</text:p>
          <text:p text:style-name="P7"><text:s text:c="8"/>struct timer_list <text:s text:c="6"/>delay;</text:p>
          <text:p text:style-name="P7"/>
          <text:p text:style-name="P7"><text:s text:c="8"/>/* protocol/interface state */</text:p>
          <text:p text:style-name="P7"><text:s text:c="8"/>struct net_device <text:s text:c="6"/>*net;</text:p>
          <text:p text:style-name="P7"><text:s text:c="8"/>int <text:s text:c="20"/>msg_enable;</text:p>
          <text:p text:style-name="P7"><text:s text:c="8"/>unsigned long <text:s text:c="10"/>data[5];</text:p>
          <text:p text:style-name="P7"><text:s text:c="8"/>u32 <text:s text:c="20"/>xid;</text:p>
          <text:p text:style-name="P7"><text:s text:c="8"/>u32 <text:s text:c="20"/>hard_mtu; <text:s text:c="6"/>/* count any extra framing */</text:p>
          <text:p text:style-name="P7"><text:s text:c="8"/>size_t <text:s text:c="17"/>rx_urb_size; <text:s text:c="3"/>/* size for rx urbs */</text:p>
          <text:p text:style-name="P7"><text:s text:c="8"/>struct mii_if_info <text:s text:c="5"/>mii;</text:p>
          <text:p text:style-name="P7"/>
          <text:p text:style-name="P7"><text:s text:c="8"/>/* various kinds of pending driver work */</text:p>
          <text:p text:style-name="P7"><text:s text:c="8"/>struct sk_buff_head <text:s text:c="4"/>rxq;</text:p>
          <text:p text:style-name="P7"><text:s text:c="8"/>struct sk_buff_head <text:s text:c="4"/>txq;</text:p>
          <text:p text:style-name="P7"><text:s text:c="8"/>struct sk_buff_head <text:s text:c="4"/>done;</text:p>
          <text:p text:style-name="P7"><text:s text:c="8"/>struct sk_buff_head <text:s text:c="4"/>rxq_pause;</text:p>
          <text:p text:style-name="P7"><text:s text:c="8"/>struct urb <text:s text:c="13"/>*interrupt;</text:p>
          <text:p text:style-name="P7"><text:s text:c="8"/>struct usb_anchor <text:s text:c="6"/>deferred;</text:p>
          <text:p text:style-name="P7"><text:s text:c="8"/>struct tasklet_struct <text:s text:c="2"/>bh;</text:p>
          <text:list>
            <text:list-header>
              <text:p text:style-name="P7">struct work_struct <text:s text:c="5"/>kevent;</text:p>
              <text:p text:style-name="P7"><text:s text:c="8"/>unsigned long <text:s text:c="10"/>flags;</text:p>
              <text:p text:style-name="P7"># <text:s text:c="14"/>define EVENT_TX_HALT <text:s text:c="3"/>0</text:p>
              <text:p text:style-name="P7"># <text:s text:c="14"/>define EVENT_RX_HALT <text:s text:c="3"/>1</text:p>
              <text:p text:style-name="P7"><text:soft-page-break/># <text:s text:c="14"/>define EVENT_RX_MEMORY <text:s/>2</text:p>
              <text:p text:style-name="P7"># <text:s text:c="14"/>define EVENT_STS_SPLIT <text:s/>3</text:p>
              <text:p text:style-name="P7"># <text:s text:c="14"/>define EVENT_LINK_RESET 4</text:p>
              <text:p text:style-name="P7"># <text:s text:c="14"/>define EVENT_RX_PAUSED <text:s/>5</text:p>
              <text:p text:style-name="P7"># <text:s text:c="14"/>define EVENT_DEV_WAKING 6</text:p>
              <text:p text:style-name="P7"># <text:s text:c="14"/>define EVENT_DEV_ASLEEP 7</text:p>
              <text:p text:style-name="P7"># <text:s text:c="14"/>define EVENT_DEV_OPEN <text:s text:c="2"/>8</text:p>
            </text:list-header>
          </text:list>
        </text:list-item>
      </text:list>
      <text:p text:style-name="P2"/>
      <text:p text:style-name="P2"><text:s text:c="11"/>3. struct usb_device – Kernel's representation of usb device. Defined in include/linux/usb.h</text:p>
      <text:p text:style-name="P1"/>
      <text:p text:style-name="P2">struct sk_buff – this is where the packet is stored. This is where a packet is stored. The structure is used by all the network layers to store their headers, information about the user data (the payload), and other information needed internally for coordinating their work.</text:p>
      <text:p text:style-name="P2"/>
      <text:list xml:id="list1022146905" text:style-name="L4">
        <text:list-item>
          <text:list>
            <text:list-item>
              <text:p text:style-name="P8">The sk_buff head structure is :</text:p>
              <text:p text:style-name="P8">struct sk_buff_head {</text:p>
              <text:list>
                <text:list-header>
                  <text:p text:style-name="P8">struct sk_buff *next;</text:p>
                  <text:p text:style-name="P8">struct sk_buff *prev;</text:p>
                  <text:p text:style-name="P8">u32 qlen;</text:p>
                  <text:p text:style-name="P8">spinlock_t lock;</text:p>
                </text:list-header>
              </text:list>
            </text:list-item>
          </text:list>
        </text:list-item>
      </text:list>
      <text:p text:style-name="P2"><text:tab/>} </text:p>
      <text:p text:style-name="P2"><text:tab/>qlen defines the number of elements in the list. Lock is used to prevent simultaneous accesses to the list.</text:p>
      <text:p text:style-name="P2"><text:s text:c="8"/>Struct sk_buff: Interesting fields:</text:p>
      <text:p text:style-name="P2"><text:tab/>struct sock *sk <text:s/>- This is the pointer to the sock data struture of the socket that owns this <text:tab/>buffer</text:p>
      <text:p text:style-name="P2"><text:s text:c="12"/>int len: This is the size of the block of data in the buffer. The len includes both the data in the main buffer and the data in the fragments. Its value changes as the buffer moves from one network layer to the next, because headers are discarded while moving up in the stack and added while moving down in the stack.</text:p>
      <text:p text:style-name="P2"><text:s text:c="11"/>Int data_len: data length only accounts for the size of the data in the fragments.</text:p>
      <text:p text:style-name="P2"><text:s text:c="11"/>Int mac_len – This is the size of mac header</text:p>
      <text:p text:style-name="P2"><text:tab/></text:p>
      <text:p text:style-name="P2"><text:tab/>unsigned char *head</text:p>
      <text:p text:style-name="P2"><text:tab/>unsigned char *end</text:p>
      <text:p text:style-name="P2"><text:tab/>unsigned char *data - These represent the boundaries of the buffer and the data within it. When each layer prepares the buffer for its activities, it may allocate more space for a header</text:p>
      <text:p text:style-name="P2">or for more data. head and end point to the beginning and end of the space allo-</text:p>
      <text:p text:style-name="P2">cated to the buffer, and data and tail point to the beginning and end of the</text:p>
      <text:p text:style-name="P2">actual data. See Figure 2-2. The layer can then fill in the gap between head and</text:p>
      <text:p text:style-name="P2"><text:tab/>unsigned char *tail</text:p>
      <text:p text:style-name="P2"/>
      <text:p text:style-name="P2">net_device data structure: it is the structure stores specifically all the information regarding the network device.The fields of the net_device structure can be classified into the following categories:</text:p>
      <text:p text:style-name="P2">Refer page 44 in understanding network internals</text:p>
      <text:p text:style-name="P2">• Configuration</text:p>
      <text:p text:style-name="P2">• Statistics</text:p>
      <text:p text:style-name="P2">• Device status</text:p>
      <text:p text:style-name="P2">• List management</text:p>
      <text:p text:style-name="P2">• Traffic management</text:p>
      <text:p text:style-name="P2">• Feature specific</text:p>
      <text:p text:style-name="P2">• Generic</text:p>
      <text:p text:style-name="P2"><text:soft-page-break/>• Function pointers (or VFT) </text:p>
      <text:p text:style-name="P2"/>
      <text:p text:style-name="P2">struct net_device</text:p>
      <text:p text:style-name="P2">Each network device is represented in the Linux kernel by this data structure,</text:p>
      <text:p text:style-name="P2">which contains information about both its hardware and its software configura-</text:p>
      <text:p text:style-name="P2">tion. See Chapter 8 for details on when and how net_device data structures are</text:p>
      <text:p text:style-name="P2">allocated.</text:p>
      <text:p text:style-name="P2"/>
      <text:p text:style-name="P2"/>
      <text:p text:style-name="P2">when insmod smsc95xx.ko is invoked, usbnet probe which does the following:</text:p>
      <text:list xml:id="list664635108" text:style-name="L5">
        <text:list-item>
          <text:p text:style-name="P9">Gets the driver name in local variable name, stores the driver_info locally. Gets the usb device from the interface in variable xdev. usb_get_device is called, which increments the ref count. Each live reference to a device should be refcounted, when it binds to an interface in probe. Release them by calling usb_put_dev in their disconnect.</text:p>
          <text:list>
            <text:list-item>
              <text:p text:style-name="P9">Then, alloc_etherdev is called which does the following:</text:p>
              <text:list>
                <text:list-item>
                  <text:p text:style-name="P9"><text:s/>Allocates and sets up an ethernet device</text:p>
                </text:list-item>
                <text:list-item>
                  <text:p text:style-name="P9">Fills in the fields of device structure with ethernet generic values. Basically does everything except registering the device. </text:p>
                </text:list-item>
                <text:list-item>
                  <text:p text:style-name="P9">Constructs a new net device, complete with a private data area of size (sizeof_priv). A 32-byte (not bit) alignment is enforced for this private data area.</text:p>
                </text:list-item>
                <text:list-item>
                  <text:p text:style-name="P9">Allocates a struct net_device with private data area for driver use and performs basic initialization. <text:s/>Also allocates subquue structs for each queue on the device.</text:p>
                </text:list-item>
                <text:list-item>
                  <text:p text:style-name="P9">It returns a struct of type net_device</text:p>
                </text:list-item>
              </text:list>
            </text:list-item>
          </text:list>
        </text:list-item>
      </text:list>
      <text:list xml:id="list1964659191" text:continue-list="list1022146905" text:style-name="L4">
        <text:list-item>
          <text:list>
            <text:list-item>
              <text:list>
                <text:list-item>
                  <text:list>
                    <text:list-item>
                      <text:p text:style-name="P8">Then, the private variable allocated in alloc_etherdevice is extracted and various information is filled. Such as interface, name, usb_device, driver_info and so on.</text:p>
                    </text:list-item>
                  </text:list>
                </text:list-item>
                <text:list-item>
                  <text:p text:style-name="P8">Then, it does init_usb_anchor. Explaination of this is given in Kernel/documentation/USB/anchor.txt. A USB driver needs to support some callbacks requiring a driver to cease all IO to an interface. To do so, a driver has to keep track of the URBs it has submitted to know they've all completed or to call usb_kill_urb for them. The anchor is a data structure takes care of keeping track of URBs and provides methods to deal with multiple URBs.</text:p>
                </text:list-item>
                <text:list-item>
                  <text:p text:style-name="P8">Then, it sets up the timeout for the watchdog timer which is actually 5 Hz. <text:s/>Page no. 258 of networking internals.</text:p>
                </text:list-item>
              </text:list>
            </text:list-item>
            <text:list-item>
              <text:p text:style-name="P8"><text:s/>Then, there is skb_queue_head_init. The kernel maintains all the sk_buff structures in the doubly linked list and so like any doubly linked list, it has prev and next pointer. But, this list has another requirement, each sk_buff structure must be able to find head of the whole list quickly. To, implement this requirement, an extra structure of type sk_buff_head is inserted at the beggining of the list, as a kind of dummy element. </text:p>
            </text:list-item>
            <text:list-item>
              <text:p text:style-name="P8">Then, the tasklet function is assigned to the the bh.function, work queue is initialized. </text:p>
            </text:list-item>
            <text:list-item>
              <text:p text:style-name="P8">Then the usbnet_ops are registered as netdev_ops. And ethtool_ops are registered. </text:p>
            </text:list-item>
            <text:list-item>
              <text:p text:style-name="P8">Then the bind is invoked, which is nothing but the smsc95xx_bind and does the device specific initialization. </text:p>
            </text:list-item>
            <text:list-item>
              <text:p text:style-name="P8">Then, init_status is invoked if dev_status is set( i.e interrupt endpoint is initialized which is done in bind of smsc95xx)which in turn invokes the smsc95xx_status. init_status initialize the pipe for the interrupt endpoint, allocates the interrupt urb and initializes the interrupt urb.usb_set_intfdata is needed since usb driver needs to retrieve the local data structure that is associated with the interface, latter in the lifecycle of the device.</text:p>
            </text:list-item>
            <text:list-item>
              <text:p text:style-name="P8">register_netdev is used to register a network device. It takes a completed network device structure and add it to the kernel interfaces. This is the wrapper around register_netdevice that takes the rtnl semaphore. </text:p>
            </text:list-item>
            <text:list-item>
              <text:p text:style-name="P8">netif_device_attach – It is one which is required during the resumption of the device. It <text:soft-page-break/>sets the link status of the device, because device is now available. If the device was enabled before being suspended, re-enable its egress queue with netif_wake_queue and restart a watchdog timer. Refer p162- understanding network internals.</text:p>
            </text:list-item>
          </text:list>
        </text:list-item>
        <text:list-item>
          <text:p text:style-name="P8">Flow for the bind is as follows:</text:p>
          <text:list>
            <text:list-item>
              <text:p text:style-name="P8">It first invokes the usbnet_get_endpoints which intializes the pipes for bulk in and out endpoints. It also stores the interrupt endpoint in status field of usbnet. This will be latter initialized in the int_status.</text:p>
            </text:list-item>
            <text:list-item>
              <text:p text:style-name="P8">Then, you store the pointer to the device specific i.e. smsc95xx_priv in device data field</text:p>
            </text:list-item>
            <text:list-item>
              <text:p text:style-name="P14"><text:span text:style-name="T1">Then, you initialize the mac address from the eeprom if available. This is done with smsc95xx_init_mac_address. Then, smsc95xx_reset is invoked. Here, the device is first light resetted. Then, we wait for the reset to be completed. Then, we reset the PHY with command PM_CTL_PHY_RST_. Then, it sets the MAC address. smsc95xx_set_mac_address. Then, we set the Bulk in Empty Response (BIR) bit in </text:span><text:span text:style-name="T1">HW_CFG which controls the response to the Bulk-in token when the RX FIFO is empty. Here, it responds with NAK. Then, we check turbo mode [ <text:s text:c="2"/></text:span>The maximum transaction size for bulk-only transfers (BOT) at the operating system level is 64 KB. However, sequential data is typically moved in 128 KB blocks, requiring two BOT transactions. What's being referred to as "<text:bookmark text:name="itxthook0w"/><text:bookmark text:name="itxthook0p"/><text:bookmark text:name="itxthook0"/><text:a xlink:type="simple" xlink:href="http://www.tomshardware.com/reviews/usb-3-uas-turbo,3215-3.html#"><text:span text:style-name="T2">Turbo</text:span></text:a><text:span text:style-name="T3"><draw:a xlink:type="simple" xlink:href="http://www.tomshardware.com/reviews/usb-3-uas-turbo,3215-3.html#"><draw:frame draw:style-name="fr1" draw:name="graphics1" text:anchor-type="as-char" svg:width="0.265cm" svg:height="0.265cm" draw:z-index="0"><draw:image xlink:href="http://images.intellitxt.com/ast/adTypes/icon1.png" xlink:type="simple" xlink:show="embed" xlink:actuate="onLoad"/></draw:frame></draw:a></text:span><text:bookmark text:name="itxthook0icon"/> mode" overcomes that limitation by increasing the maximum transfer size to 1 MB or larger, allowing the USB driver to pack several 128 KB sequential requests into one larger transaction. Fewer small transactions means less wait, ready, and acknowledge USB commands, in turn reducing the amount of bandwidth consumed by signal overhead.] and set the packet size. ]. Then, the burst cap is set. BURST_CAP indicates the maximum amount of contiguous data that may be transmitted by UTX before a ZLP is sent. Then, it sets the BULK_IN_Delay which indicates the time, UTX waits for, before sending the short packet. Then, we enable Multiple Ethernet frames per USB packet, which enables packing multiple ethernet frames per USB packet when possible and BCE which enables the use of burst cap register. <text:s/></text:p>
            </text:list-item>
          </text:list>
        </text:list-item>
      </text:list>
      <text:p text:style-name="P2"/>
      <text:p text:style-name="Standard"><text:span text:style-name="T1">Now, what is MII? MII stands for Media independent interface was defined as standard interface used to connect a Fast Ethernet to MAC block to phy chip. In a nutshell, it is an interface between MAC layer and Phy layer. </text:span>The MII design has been extended to support reduced signals and increased speeds. Current variants are Reduced Media Independent Interface, Gigabit Media Independent Interface, Reduced Gigabit Media Independent Interface, Serial Gigabit Media Independent Interface, 10 Gigabit Media Independent Interface, <text:a xlink:type="simple" xlink:href="http://en.wikipedia.org/wiki/XAUI">XAUI</text:a>, <text:a xlink:type="simple" xlink:href="http://en.wikipedia.org/wiki/Gigabit_interface_converter">GBIC</text:a>, <text:a xlink:type="simple" xlink:href="http://en.wikipedia.org/wiki/SFP_transceiver">SFP</text:a>, <text:a xlink:type="simple" xlink:href="http://en.wikipedia.org/w/index.php?title=SFF_Transceiver&amp;action=edit&amp;redlink=1">SFF</text:a>, <text:a xlink:type="simple" xlink:href="http://en.wikipedia.org/wiki/XFP_transceiver">XFP</text:a>, and <text:a xlink:type="simple" xlink:href="http://en.wikipedia.org/wiki/XFI">XFI</text:a>.Being media independent means that different types of PHY devices for connecting to different media (i.e. Twisted pair copper, fiber optic, etc.) can be used without redesigning or replacing the <text:a xlink:type="simple" xlink:href="http://en.wikipedia.org/wiki/Media_Access_Control">MAC</text:a> hardware. The MII bus (standardized by <text:a xlink:type="simple" xlink:href="http://en.wikipedia.org/wiki/IEEE_802.3u">IEEE 802.3u</text:a>) connects different types of PHYs (Physical Transceivers) to Media Access Controllers (<text:a xlink:type="simple" xlink:href="http://en.wikipedia.org/wiki/Media_Access_Control">MAC</text:a>). </text:p>
      <text:p text:style-name="Standard">The <text:a xlink:type="simple" xlink:href="http://en.wikipedia.org/wiki/Management_Data_Input/Output">MDIO</text:a> Serial Management Interface (SMI) is used to transfer management information between <text:a xlink:type="simple" xlink:href="http://en.wikipedia.org/wiki/Media_Access_Control">MAC</text:a> and PHY. At powerup the PHY usually adapts to whatever it's connected to (Auto-negotiation) unless you alter settings via the MDIO interface.</text:p>
      <text:p text:style-name="Text_20_body">MII has two signal interfaces:</text:p>
      <text:list xml:id="list1435074798" text:style-name="L6">
        <text:list-item>
          <text:p text:style-name="P16">A Data interface to the Ethernet MAC, for sending and receiving Ethernet frame data. </text:p>
        </text:list-item>
        <text:list-item>
          <text:p text:style-name="P15">A PHY management interface, MDIO, used to read and write the control and status registers of the PHY which are used to configure each PHY before operation, and to monitor link status during operation. </text:p>
        </text:list-item>
      </text:list>
      <text:p text:style-name="Standard"/>
      <text:p text:style-name="P2"/>
      <text:p text:style-name="P2"/>
      <text:p text:style-name="P2"/>
      <text:p text:style-name="P3"><text:soft-page-break/>Functions</text:p>
      <text:p text:style-name="P2">skb_queue_head_init</text:p>
      <text:p text:style-name="P2">Initializes an sk_buff_head with an empty queue of elements.</text:p>
      <text:p text:style-name="P2">skb_queue_head, skb_queue_tail</text:p>
      <text:p text:style-name="P2">Adds one buffer to the head or to the tail of a queue, respectively.</text:p>
      <text:p text:style-name="P2">skb_dequeue, skb_dequeue_tail</text:p>
      <text:p text:style-name="P2">Dequeues an element from the head or from the tail, respectively. The second</text:p>
      <text:p text:style-name="P2">function should probably have been called skb_dequeue_head to be consistent</text:p>
      <text:p text:style-name="P2">with the names of the other queueing functions.</text:p>
      <text:p text:style-name="P2">skb_queue_purge</text:p>
      <text:p text:style-name="P2">Empties a queue.</text:p>
      <text:p text:style-name="P2">skb_queue_walk</text:p>
      <text:p text:style-name="P2">Runs a loop on each element of a queue in turn.</text:p>
      <text:p text:style-name="P2">All functions of this class must be executed atomically—that is, they must grab the</text:p>
      <text:p text:style-name="P2"><text:s text:c="10"/></text:p>
      <text:p text:style-name="P2">Following things happen when the probe is invoked:</text:p>
      <text:p text:style-name="P2"><text:s/>+ First thing which we do is to get the usb_driver out of usb_interface. Then we take the driver_info structure passed as a part of usb_device_id, get the usb_device in xdev and get the usb_host_interface (cur_altsettings). Then, we get the usb_get_dev to get the reference count. Then, we allocate the net_device with alloc_etherdev(sizeof(usbnet))</text:p>
      <text:list xml:id="list1458166813" text:style-name="L7">
        <text:list-item>
          <text:p text:style-name="P10">Then we initialize the various fields of allocated usbnet <text:s/>such as usb_device, driver_info and driver_name.</text:p>
        </text:list-item>
        <text:list-item>
          <text:p text:style-name="P10">Then we initialize the various queues such as rxq, txq, done and rxq_pause</text:p>
        </text:list-item>
        <text:list-item>
          <text:p text:style-name="P10">Then we go about initializing the bottom halve, workqueue and timer. </text:p>
        </text:list-item>
        <text:list-item>
          <text:p text:style-name="P10">Then we assign the randomly assigned hw_address to net-&gt;dev_addr. This is initialized in usbnet_init</text:p>
        </text:list-item>
        <text:list-item>
          <text:p text:style-name="P10">Then we initialize the netdev_ops and ethtool_ops. </text:p>
        </text:list-item>
        <text:list-item>
          <text:p text:style-name="P10">Next step is to call the bind of the driver. The bind is defined in smsc95xx.c. Bind does the following things:</text:p>
          <text:list>
            <text:list-item>
              <text:p text:style-name="P10">The first thing which we do over here is initialize the dev-&gt;in and dev-&gt;out bulk endpoints by invoking usbnet_get_endpoints(dev, intf)</text:p>
            </text:list-item>
            <text:list-item>
              <text:p text:style-name="P10">Then allocate the smsc95xx_private data structure and assign the pointer to dev-&gt;data[0].</text:p>
            </text:list-item>
            <text:list-item>
              <text:p text:style-name="P10">Then we initialize the spin lock for mac cr register. Details for this register can be found in lan9514_docbook.pdf</text:p>
            </text:list-item>
            <text:list-item>
              <text:p text:style-name="P10">Then finally we reset all the registers. We reset the registers. Following things are done here:</text:p>
              <text:list>
                <text:list-item>
                  <text:p text:style-name="P10">perform the softreset</text:p>
                </text:list-item>
                <text:list-item>
                  <text:p text:style-name="P10">reset the PHY</text:p>
                </text:list-item>
                <text:list-item>
                  <text:p text:style-name="P10">Set the mac address</text:p>
                </text:list-item>
              </text:list>
            </text:list-item>
            <text:list-item>
              <text:p text:style-name="P10"><text:s/>Initialize the PHY. Basically we initialize the mii registers. Call the mdio registers.</text:p>
            </text:list-item>
            <text:list-item>
              <text:p text:style-name="P10">Then, we start the rx and tx path by setting the TX_EN and RX_EN in MAC_CR registers.</text:p>
            </text:list-item>
            <text:list-item>
              <text:p text:style-name="P10">Then, we initialize the netdev_ops and ethtool_ops.</text:p>
            </text:list-item>
            <text:list-item>
              <text:p text:style-name="P10">After the bind is done, we invoke the init_status() which prepares the urb for interrrupt endpoint and registers the intr_complete as function for compeletion. </text:p>
            </text:list-item>
          </text:list>
        </text:list-item>
      </text:list>
      <text:p text:style-name="P2">Then we register the netdev structure and finally invoke netif_device_attach, which informs to above layers that the device is available for use.</text:p>
      <text:p text:style-name="P2">This finishes the probe.</text:p>
      <text:p text:style-name="P2"/>
      <text:p text:style-name="P2"><text:s/>Points to be understood: As I can see from the flow, set multicast is being called thrice in the flow.</text:p>
      <text:p text:style-name="P2"><text:soft-page-break/>When the ifconfig eth0 192.168.20.230 is invoked, following are the sequence of events. The code flow as taken from the usbnet.c and smsc95xx.c is mentioned as below:</text:p>
      <text:p text:style-name="P2">The first which comes into the picture is open() which does the following further steps:</text:p>
      <text:list xml:id="list442548438" text:style-name="L8">
        <text:list-header>
          <text:p text:style-name="P11">Something related to power management is invoked. Need to check what is it exactly.</text:p>
        </text:list-header>
        <text:list-item>
          <text:p text:style-name="P11">Next thing is to invoke reset.</text:p>
        </text:list-item>
        <text:list-item>
          <text:p text:style-name="P11">As a part of that, we invoke multicast and goes into the else part.</text:p>
        </text:list-item>
        <text:list-item>
          <text:p text:style-name="P11">Then we submit the controll endpoint urb, which we prepared in int_status during the probe.</text:p>
        </text:list-item>
        <text:list-item>
          <text:p text:style-name="P11">One point worth checking is if the smsc95xx_status is called after submitting the interrrupt urb.</text:p>
        </text:list-item>
        <text:list-item>
          <text:p text:style-name="P11">Then, we invoke the netif_start_queue to notify the availability to above layers.</text:p>
        </text:list-item>
        <text:list-item>
          <text:p text:style-name="P11">Then we schedule the tasklet – usbnet_bh.</text:p>
        </text:list-item>
        <text:list-item>
          <text:p text:style-name="P11">In between the multicast is called. Need to check who is invoking it.</text:p>
        </text:list-item>
        <text:list-item>
          <text:p text:style-name="P11">Then, we allocate the 4 urbs (as per rx_qlen) and invoke rx_submit.</text:p>
        </text:list-item>
        <text:list-item>
          <text:p text:style-name="P11">In rx_submit, we first allocate the allocate the skb buffer, fill the bulk urb and submit the same. If the submit is successful, we invoke skb_queue_tail.</text:p>
        </text:list-item>
        <text:list-item>
          <text:p text:style-name="P11">Then I see the multicast is being invoked thrice, once before the rx_submit and twice after. Out of this, twice it entered in the else part and the third time, it got into the else if part, where it does some usefule work where we set some hashh and hashl</text:p>
        </text:list-item>
        <text:list-item>
          <text:p text:style-name="P11">Then, interrupt endpoint complete gets scheduled gets scheduled and we call the smsc95xx_status (to be confirmed)</text:p>
        </text:list-item>
        <text:list-item>
          <text:p text:style-name="P11">In status, we copy the 4 bytes from the urb by using the urb-&gt;transfer_buffer and get into the condition intdata &amp; INT_ENP_PHY_INT, where we schedule the kevent, where we hit the conditon of LINK_RESET. Finallly the link is up now.</text:p>
        </text:list-item>
      </text:list>
      <text:p text:style-name="P2">Now, lets discuss how the rx works:</text:p>
      <text:list xml:id="list1426636767" text:style-name="L9">
        <text:list-item>
          <text:p text:style-name="P12">We submitted the urbs in open. Whenever anything arrives on usb, rx_complete will be invoked.</text:p>
        </text:list-item>
        <text:list-item>
          <text:p text:style-name="P12">Here, we first check the urb_status. If its successful and the length of the skb_buffer is less than the hard_header_len.</text:p>
        </text:list-item>
        <text:list-item>
          <text:p text:style-name="P12">Invoke the defer_bh, which will unlink the skb from the list and queue it into the done queue. If the done_qlen is 1, then we schedule the usbnet_bh tasklet (what if len is less than 1?)</text:p>
        </text:list-item>
        <text:list-item>
          <text:p text:style-name="P12">Then, we dequeue the tasklet from the done queue and invoke rx_process.</text:p>
        </text:list-item>
        <text:list-item>
          <text:p text:style-name="P12">The first thing which we do over here is the rx_fixup, which will put the driver specific headers.Then we invoke the usb_net_skb_return from rx_process. The job of this is to pass the packet up the stack. If the event is rx_paused, we queue it into the rxq_pause and then finally inform the above layers by calling netif_rx. </text:p>
        </text:list-item>
        <text:list-item>
          <text:p text:style-name="P12">Then we again the queue the packets in the usbnet_bh</text:p>
        </text:list-item>
      </text:list>
      <text:p text:style-name="P2">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7T18:25:34</meta:creation-date>
    <dc:date>2016-09-17T11:50:31</dc:date>
    <meta:editing-duration>P10DT6H18M44S</meta:editing-duration>
    <meta:editing-cycles>85</meta:editing-cycles>
    <meta:generator>LibreOffice/3.5$Linux_X86_64 LibreOffice_project/350m1$Build-2</meta:generator>
    <meta:document-statistic meta:table-count="0" meta:image-count="1" meta:object-count="0" meta:page-count="9" meta:paragraph-count="258" meta:word-count="4114" meta:character-count="27471" meta:non-whitespace-character-count="22373"/>
  </office:meta>
</office:document-meta>
</file>